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1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_3c_byline_3e_">
      <style:paragraph-properties fo:line-height="115%" fo:text-align="justify" style:justify-single-word="false"/>
    </style:style>
    <style:style style:name="P2" style:family="paragraph" style:parent-style-name="_3c_l_3e_">
      <style:paragraph-properties fo:text-align="justify" style:justify-single-word="false"/>
      <style:text-properties fo:background-color="#ffffff"/>
    </style:style>
    <style:style style:name="P3" style:family="paragraph" style:parent-style-name="_3c_l_3e_">
      <style:paragraph-properties fo:text-align="justify" style:justify-single-word="false"/>
    </style:style>
    <style:style style:name="P4" style:family="paragraph" style:parent-style-name="_3c_l_3e_">
      <style:paragraph-properties fo:line-height="115%" fo:text-align="justify" style:justify-single-word="false"/>
    </style:style>
    <style:style style:name="P5" style:family="paragraph" style:parent-style-name="_3c_salute_3e_">
      <style:paragraph-properties fo:line-height="115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15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Times New Roman" fo:font-size="12pt" style:font-name-asian="Calibri1" style:font-size-asian="12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" fo:font-size="12pt" style:font-size-asian="12pt" style:font-name-complex="Times New Roman1"/>
    </style:style>
    <style:style style:name="P9" style:family="paragraph" style:parent-style-name="Standard" style:master-page-name="Standard">
      <style:paragraph-properties fo:margin-top="0in" fo:margin-bottom="0in" loext:contextual-spacing="false" fo:line-height="115%" fo:text-align="justify" style:justify-single-word="false" style:page-number="auto"/>
    </style:style>
    <style:style style:name="P10" style:family="paragraph" style:parent-style-name="Text_20_body">
      <style:text-properties fo:color="#333333" fo:background-color="#ffffff"/>
    </style:style>
    <style:style style:name="T1" style:family="text">
      <style:text-properties fo:color="#000000" style:font-name="Times New Roman" fo:font-size="12pt" style:font-name-asian="Calibri1" style:font-size-asian="12pt" style:font-name-complex="Times New Roman1"/>
    </style:style>
    <style:style style:name="T2" style:family="text">
      <style:text-properties fo:color="#000000" style:font-name="Times New Roman" fo:font-size="12pt" fo:font-style="italic" style:font-name-asian="Calibri1" style:font-size-asian="12pt" style:font-style-asian="italic" style:font-name-complex="Times New Roman1"/>
    </style:style>
    <style:style style:name="T3" style:family="text">
      <style:text-properties style:use-window-font-color="true" style:font-name="Times New Roman" fo:background-color="#ffffff" loext:char-shading-value="0" style:font-name-complex="Times New Roman1"/>
    </style:style>
    <style:style style:name="T4" style:family="text">
      <style:text-properties fo:color="#333333" fo:background-color="#ffffff" loext:char-shading-value="0"/>
    </style:style>
    <style:style style:name="T5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pyeditor : Mathilde Nicolas. </text:span></text:p>
      <text:p text:style-name="P6"><text:span text:style-name="T1">Creator: Loret Jean (1595 ?-1665). </text:span></text:p>
      <text:p text:style-name="P6"><text:span text:style-name="T1">Title: « Interdite », La Muze historique, Lettre V, Lettre en vers à Son Altesse Madame la Duchesse de Nemours. Du samedi 2 février 1664. </text:span></text:p>
      <text:p text:style-name="P6"><text:span text:style-name="T1">Date: 2 février 1664. </text:span></text:p>
      <text:p text:style-name="P6"><text:span text:style-name="T1">Bibl: Loret Jean, </text:span><text:span text:style-name="T2">La muze historique, ou Recueil des lettres en vers contenant les nouvelles du temps : écrites à Son Altesse Mademoizelle de Longueville, depuis duchesse de Nemours (1650-1665).</text:span><text:span text:style-name="T1">, LIEU, Claude Chenault, ANNÉE.</text:span></text:p>
      <text:p text:style-name="P7"/>
      <text:p text:style-name="P7"/>
      <text:p text:style-name="Text_20_body"><text:span text:style-name="_3c_pb_3e_">158</text:span></text:p>
      <text:h text:style-name="Heading_20_1" text:outline-level="1"><text:span text:style-name="T3">LETTRE CINQUIÈME</text:span></text:h>
      <text:p text:style-name="Text_20_body"><text:span text:style-name="T4">Du </text:span><text:span text:style-name="_3c_date_3e_">[samedi] deux Février</text:span><text:span text:style-name="T4">.</text:span></text:p>
      <text:p text:style-name="P10"/>
      <text:h text:style-name="Heading_20_2" text:outline-level="2"><text:span text:style-name="T3">INTERDITE.</text:span></text:h>
      <text:p text:style-name="P2"/>
      <text:p text:style-name="P3"><text:span text:style-name="T5">Une fluxion corrozive</text:span></text:p>
      <text:p text:style-name="P3"><text:span text:style-name="T5">Qui me tombe sur la gencive,</text:span></text:p>
      <text:p text:style-name="P3"><text:span text:style-name="T5">Un des plus fâcheux accidents</text:span></text:p>
      <text:p text:style-name="P3"><text:span text:style-name="T5">Qui puissent ariver aux dents,</text:span></text:p>
      <text:p text:style-name="P3"><text:span text:style-name="T5">Aujourd'huy semble m'interdire</text:span></text:p>
      <text:p text:style-name="P2"/>
      <text:p text:style-name="P3"><text:span text:style-name="T5">L'Art de compozer et d'écrire,</text:span></text:p>
      <text:p text:style-name="P3"><text:soft-page-break/><text:span text:style-name="T5">Puisque soufrir et compozer</text:span></text:p>
      <text:p text:style-name="P3"><text:span text:style-name="T5">Ne peuvent pas sympatizer :</text:span></text:p>
      <text:p text:style-name="P3"><text:span text:style-name="T5">Toutefois, quoy que véhémente </text:span></text:p>
      <text:p text:style-name="P3"><text:span text:style-name="T5">Soit la douleur qui me toumente,</text:span></text:p>
      <text:p text:style-name="Text_20_body"/>
      <text:p text:style-name="Text_20_body"><text:span text:style-name="_3c_pb_3e_">159</text:span></text:p>
      <text:p text:style-name="P3">Qui me force, non de jurer,</text:p>
      <text:p text:style-name="P3">Mais de me plaindre et murmurer,</text:p>
      <text:p text:style-name="P3">Loin de murmurer et de plaindre,</text:p>
      <text:p text:style-name="P3">Je vais, maintenant, me contraindre</text:p>
      <text:p text:style-name="P3">Dans une sensible afliction,</text:p>
      <text:p text:style-name="P3">Pour faire démonstration</text:p>
      <text:p text:style-name="P3">Du beau zéle qui m'intéresse</text:p>
      <text:p text:style-name="P3">A servir cette illustre <text:span text:style-name="_3c_persName_3e_">Altesse</text:span>,</text:p>
      <text:p text:style-name="P3">Qui voit, avec des yeux contents,</text:p>
      <text:p text:style-name="P3">Mes Vers depuis assez longtemps.</text:p>
      <text:p text:style-name="P3"/>
      <text:p text:style-name="P3"><text:span text:style-name="_3c_date_3e_">Lundy dernier</text:span>, dans l'<text:span text:style-name="_3c_placeName_3e_">Oratoire</text:span>,</text:p>
      <text:p text:style-name="P3">Où l’on solennizoit la Gloire</text:p>
      <text:p text:style-name="P3">Et les Grandeurs du Fils de Dieu,</text:p>
      <text:p text:style-name="P3"><text:span text:style-name="_3c_persName_3e_">Les Reines</text:span> furent en ce Lieu,</text:p>
      <text:p text:style-name="P3"><text:soft-page-break/>Comme trés-devotes et sages,</text:p>
      <text:p text:style-name="P3">Rendre leurs trés-humbles hommages,</text:p>
      <text:p text:style-name="P3">Avec zéle et grande ferveur,</text:p>
      <text:p text:style-name="P3">A ce cher et divin Sauveur.</text:p>
      <text:p text:style-name="P3"/>
      <text:p text:style-name="P3">Cét <text:span text:style-name="_3c_persName_3e_">Evesque</text:span>, de conséquence,</text:p>
      <text:p text:style-name="P3">Ce rare Torrent d'éloquence,</text:p>
      <text:p text:style-name="P3"><text:span text:style-name="_3c_persName_3e_">Monsieur d'Acqs</text:span> fit un Sermon</text:p>
      <text:p text:style-name="P3">Digne du célébre renom</text:p>
      <text:p text:style-name="P3">Qu’il s'est, en prêchant l'Evangile,</text:p>
      <text:p text:style-name="P3">Aquis en Cour et dans la Ville,</text:p>
      <text:p text:style-name="P3">Où, tout-de-bon, <text:span text:style-name="_3c_persName_3e_">Leurs Majestez</text:span>,</text:p>
      <text:p text:style-name="P3"><text:span text:style-name="_3c_persName_3e_">Les Prélats</text:span>, les Principautez,</text:p>
      <text:p text:style-name="P3"><text:span text:style-name="_3c_persName_3e_">Les Personnes scientifiques</text:span>,</text:p>
      <text:p text:style-name="P3"><text:span text:style-name="_3c_persName_3e_">Les Errans</text:span> et <text:span text:style-name="_3c_persName_3e_">les Catholiques</text:span>,</text:p>
      <text:p text:style-name="P3"><text:span text:style-name="_3c_persName_3e_">Les Courtizans</text:span> et <text:span text:style-name="_3c_persName_3e_">les Bourgeois</text:span>,</text:p>
      <text:p text:style-name="P3">L’ont admiré cent et cent fois.</text:p>
      <text:p text:style-name="P3"/>
      <text:p text:style-name="P3">Dans un <text:span text:style-name="_3c_placeName_3e_">Salon</text:span>, ou <text:span text:style-name="_3c_placeName_3e_">grande Sale</text:span>,</text:p>
      <text:p text:style-name="P3">De la noble <text:span text:style-name="_3c_placeName_3e_">Maizon Royale</text:span>,</text:p>
      <text:p text:style-name="P3">Un <text:span text:style-name="_3c_tech_3e_">Balet</text:span> fut dansé, <text:span text:style-name="_3c_date_3e_">Mardy</text:span>,</text:p>
      <text:p text:style-name="P3"><text:soft-page-break/>Je m’y coulay, non pas sans peine,</text:p>
      <text:p text:style-name="P3">Un peu devant qu'entrât <text:span text:style-name="_3c_persName_3e_">la Reine</text:span> :</text:p>
      <text:p text:style-name="P3">Mais n’ayant pas été placé</text:p>
      <text:p text:style-name="P3">Aussi bien que j'avois pensé,</text:p>
      <text:p text:style-name="P3">Je n’oüys point la mélodie,</text:p>
      <text:p text:style-name="P3">Je n’y vy point la <text:span text:style-name="_3c_tech_3e_">Comédie</text:span>,</text:p>
      <text:p text:style-name="P3">Ny le <text:span text:style-name="_3c_tech_3e_">Balet</text:span> entremêlé,</text:p>
      <text:p text:style-name="P3">Ny ce qu'on en avoit moulé :</text:p>
      <text:p text:style-name="P3">C’est pourquoy j'en sortis, belle-erre,</text:p>
      <text:p text:style-name="P3">Et quoi qu'on ne vît Ciel, ny Terre,</text:p>
      <text:p text:style-name="P3">Je revins chez-moy, promptement,</text:p>
      <text:p text:style-name="P3">Sans voir ce divertissement.</text:p>
      <text:p text:style-name="P3"><text:span text:style-name="_3c_date_3e_">Jeudy</text:span>, ma chance fut meilleure,</text:p>
      <text:p text:style-name="P3">Car m’y rendant d'assez bonne-heure,</text:p>
      <text:p text:style-name="P3">La sage <text:span text:style-name="_3c_persName_3e_">Dame de Beauvais</text:span>,</text:p>
      <text:p text:style-name="P3">Dont beaucoup d'estime je fais,</text:p>
      <text:p text:style-name="P3">Et que l'on chérit et révére</text:p>
      <text:p text:style-name="P3">Dans la Cour de la <text:span text:style-name="_3c_persName_3e_">Reine Mére</text:span>,</text:p>
      <text:p text:style-name="P3"/>
      <text:p text:style-name="P3">M'y fit entrer, m'y fit placer,</text:p>
      <text:p text:style-name="P3">Dieu l'en veüille recompenser :</text:p>
      <text:p text:style-name="P3"><text:soft-page-break/>Enfin, par la bonté d'icelle,</text:p>
      <text:p text:style-name="P3">Ayant pour siége une bancelle,</text:p>
      <text:p text:style-name="P3">Tantôt assis, tantôt debout,</text:p>
      <text:p text:style-name="P3">Je vy bien, et de bout-en-bout</text:p>
      <text:p text:style-name="P3">Ce plaizant <text:span text:style-name="_3c_tech_3e_">Balet</text:span> qui se pique</text:p>
      <text:p text:style-name="P3">De muzical et de comique,</text:p>
      <text:p text:style-name="P3">Et voicy deux mots du sujet.</text:p>
      <text:p text:style-name="P3"><text:span text:style-name="_3c_name_3e_">Un Jaloux</text:span> charmé d'un Objet</text:p>
      <text:p text:style-name="P3">Ravissant et de belle taille,</text:p>
      <text:p text:style-name="P3">Veut l'épouzer, vaille-que-vaille,</text:p>
      <text:p text:style-name="P3">Ou, du moins, il promet cela</text:p>
      <text:p text:style-name="P3"><text:span text:style-name="_3c_name_3e_">Aux Parens</text:span> de cét Objet-là :</text:p>
      <text:p text:style-name="P3">Mais connoissant que <text:span text:style-name="_3c_name_3e_">sa Maîtresse</text:span></text:p>
      <text:p text:style-name="P3">Est plus Coquette, que Tygresse,</text:p>
      <text:p text:style-name="P3">Redoutant, comme un grand méchef,</text:p>
      <text:p text:style-name="P3">Le fatal pennache du chef,</text:p>
      <text:p text:style-name="P3">S'êtant dégagé vers <text:span text:style-name="_3c_name_3e_">le Pére</text:span>,</text:p>
      <text:p text:style-name="P3">Il arive, enfin, que <text:span text:style-name="_3c_name_3e_">le Frére</text:span>,</text:p>
      <text:p text:style-name="P3">Qui paroît doux comme un mouton,</text:p>
      <text:p text:style-name="P3">Le contraint à coups de bâton,</text:p>
      <text:p text:style-name="P3">De conclure le Mariage,</text:p>
      <text:p text:style-name="P3"><text:soft-page-break/>Ce qu'il fait, dont son ame enrage ;</text:p>
      <text:p text:style-name="P3">Mais ce que je dy du <text:span text:style-name="_3c_tech_3e_">Balet</text:span></text:p>
      <text:p text:style-name="P3">Ne vaut pas un coup de siflet,</text:p>
      <text:p text:style-name="P3">Ou, du moins, ce n'est pas grand'choze,</text:p>
      <text:p text:style-name="P3">Ny de la Comédie en proze,</text:p>
      <text:p text:style-name="P3">Qu'on peut nommer certainement</text:p>
      <text:p text:style-name="P3">Un exquis divertissement.</text:p>
      <text:p text:style-name="P3">Je ne dis rien des huit Entrées,</text:p>
      <text:p text:style-name="P3">Qui méritent d'être admirées,</text:p>
      <text:p text:style-name="P3">Où <text:span text:style-name="_3c_persName_3e_">Princes et Grands de la Cour</text:span>,</text:p>
      <text:p text:style-name="P3">Et nôtre <text:span text:style-name="_3c_persName_3e_">Roy</text:span> digne d'amour,</text:p>
      <text:p text:style-name="P3">En comblant nos cœurs d'allegresse,</text:p>
      <text:p text:style-name="P3">Font êclater leur noble adresse ;</text:p>
      <text:p text:style-name="P3">Je laisse les <text:span text:style-name="_3c_tech_3e_">Concerts</text:span> galans,</text:p>
      <text:p text:style-name="P3">Et les <text:span text:style-name="_3c_tech_3e_">habits beaux et brillans</text:span>,</text:p>
      <text:p text:style-name="P3">J'obmets les <text:span text:style-name="_3c_persName_3e_">deux Egiptiennes</text:span> </text:p>
      <text:p text:style-name="P3">Ou, si l'on veut, Bohémiennes,</text:p>
      <text:p text:style-name="P3">Qui joüérent audit <text:span text:style-name="_3c_tech_3e_">Balet </text:span></text:p>
      <text:p text:style-name="P3">Admirablement leur rolet, </text:p>
      <text:p text:style-name="P3">Et parurent assez charmantes</text:p>
      <text:p text:style-name="P3">Avec leurs atours et leurs mantes :</text:p>
      <text:p text:style-name="P3"><text:soft-page-break/>De la <text:span text:style-name="_3c_persName_3e_">Du-Parc</text:span>, rien je ne dis,</text:p>
      <text:p text:style-name="P3">Qui rendoit les Gens ébaudis</text:p>
      <text:p text:style-name="P3">Par ses apas, par sa prestance,</text:p>
      <text:p text:style-name="P3">Et par ses beaux pas et sa dance ;</text:p>
      <text:p text:style-name="P3">Enfin, je ne décide rien</text:p>
      <text:p text:style-name="P3">De ce <text:span text:style-name="_3c_tech_3e_">Balet </text:span>qui me plût bien :</text:p>
      <text:p text:style-name="P3">Cette <text:span text:style-name="_3c_tech_3e_">Piéce</text:span> assez singuliére</text:p>
      <text:p text:style-name="P3">Est un <text:span text:style-name="_3c_foreign_3e_">In-promptu</text:span> de <text:span text:style-name="_3c_persName_3e_">Moliére</text:span>;</text:p>
      <text:p text:style-name="P3">Et comme les Bourgeois, un jour,</text:p>
      <text:p text:style-name="P3">Verront ce spectacle à leur tour,</text:p>
      <text:p text:style-name="Text_20_body"/>
      <text:p text:style-name="Text_20_body"><text:span text:style-name="_3c_pb_3e_">160</text:span></text:p>
      <text:p text:style-name="P3">Où l'on a des plaizirs extresmes,</text:p>
      <text:p text:style-name="P3">Ils en pouront juger eux-mesmes :</text:p>
      <text:p text:style-name="P3">Mais prézentement écrivons</text:p>
      <text:p text:style-name="P3">Autres chozes, si nous pouvons.</text:p>
      <text:p text:style-name="P3"/>
      <text:p text:style-name="P3"><text:span text:style-name="_3c_date_3e_">Mercredy</text:span>, le <text:span text:style-name="_3c_persName_3e_">Roy</text:span> nôtre Sire,</text:p>
      <text:p text:style-name="P3">A qui de longs jours je dézire,</text:p>
      <text:p text:style-name="P3">Dans <text:span text:style-name="_3c_placeName_3e_">Versaille</text:span> traita la Cour;</text:p>
      <text:p text:style-name="P3">Et quoy que ce fût un beau jour,</text:p>
      <text:p text:style-name="P3"><text:soft-page-break/>On n'y fit point, dit-on, de chasse,</text:p>
      <text:p text:style-name="P3">Mais le plaizir de <text:span text:style-name="_3c_tech_3e_">la Ramasse</text:span>,</text:p>
      <text:p text:style-name="P3">Plus rapide que hazardeux,</text:p>
      <text:p text:style-name="P3">Les divertit une heure, ou deux.</text:p>
      <text:p text:style-name="P3"/>
      <text:p text:style-name="P3">Le <text:span text:style-name="_3c_persName_3e_">jeune Comte de Brienne</text:span>,</text:p>
      <text:p text:style-name="P3">Touché d'une ferveur chrétienne,</text:p>
      <text:p text:style-name="P3">Ayant, pour les plaizirs mondains,</text:p>
      <text:p text:style-name="P3">Conceu de généreux dédains,</text:p>
      <text:p text:style-name="P3">S'est retiré dans l'<text:span text:style-name="_3c_placeName_3e_">Oratoire</text:span>,</text:p>
      <text:p text:style-name="P3">Pour y servir le <text:span text:style-name="_3c_persName_3e_">Roy</text:span> de Gloire,</text:p>
      <text:p text:style-name="P3">En atendant que son Destin</text:p>
      <text:p text:style-name="P3">Le rejoigne quelque matin</text:p>
      <text:p text:style-name="P3">A son Epouze chaste et belle,</text:p>
      <text:p text:style-name="P3">Dans la Rézidence éternelle.</text:p>
      <text:p text:style-name="P3"/>
      <text:p text:style-name="P3">Monsieur <text:span text:style-name="_3c_persName_3e_">le Comte de Soissons</text:span>,</text:p>
      <text:p text:style-name="P3">Triste pour deux grandes raizons,</text:p>
      <text:p text:style-name="P3">Depuis trois jours s'est mis en voye</text:p>
      <text:p text:style-name="P3">Pour aller en <text:span text:style-name="_3c_placeName_3e_">Cour de Savoye</text:span></text:p>
      <text:p text:style-name="P3">Mêler ses justes déplaizirs,</text:p>
      <text:p text:style-name="P3"><text:soft-page-break/>Ses regrets, sanglots et soûpirs,</text:p>
      <text:p text:style-name="P3">Aux larmes de l'illustre <text:span text:style-name="_3c_persName_3e_">Prince</text:span></text:p>
      <text:p text:style-name="P3">Souverain d'icelle Province,</text:p>
      <text:p text:style-name="P3">Dont il plaint le sort inhumain,</text:p>
      <text:p text:style-name="P3">Et dont il est Couzin germain.</text:p>
      <text:p text:style-name="P3">Or comme ce Duc est fort triste,</text:p>
      <text:p text:style-name="P3">Dieu le console, Dieu l'assiste,</text:p>
      <text:p text:style-name="P3">J'en fais de bon cœur le souhait ;</text:p>
      <text:p text:style-name="P3">Car il est certain qu'il a fait,</text:p>
      <text:p text:style-name="P3">Par deux morts des plus déplorables,</text:p>
      <text:p text:style-name="P3">Deux pertes presque iréparables.</text:p>
      <text:p text:style-name="P3"/>
      <text:p text:style-name="_3c_l_3e_">Pluzieurs Gens du Louvre m'ont dit,</text:p>
      <text:p text:style-name="_3c_l_3e_">Gens notables, Gens de crédit,</text:p>
      <text:p text:style-name="_3c_l_3e_">Que ce Dêmelé d'importance,</text:p>
      <text:p text:style-name="_3c_l_3e_">D'entre les Chizis et la France,</text:p>
      <text:p text:style-name="_3c_l_3e_">Qui menaçoit d'un si grand feu,</text:p>
      <text:p text:style-name="_3c_l_3e_">Est acommodé depuis peu ;</text:p>
      <text:p text:style-name="_3c_l_3e_">Si cette Paix n'est pas jurée,</text:p>
      <text:p text:style-name="_3c_l_3e_">On la tient du moins assürée :</text:p>
      <text:p text:style-name="_3c_l_3e_">Mais par quelles conventions,</text:p>
      <text:p text:style-name="_3c_l_3e_"><text:soft-page-break/>Mais à quelles conditions,</text:p>
      <text:p text:style-name="_3c_l_3e_">(Que sçavoir je serois bien aize)</text:p>
      <text:p text:style-name="_3c_l_3e_">Il faut qu'à prézent je m'en taize,</text:p>
      <text:p text:style-name="_3c_l_3e_"/>
      <text:p text:style-name="_3c_l_3e_">Et ce m'est un faire le faut ; </text:p>
      <text:p text:style-name="_3c_l_3e_">Car Messieurs du Conseil d’Enhaut,</text:p>
      <text:p text:style-name="_3c_l_3e_">Par négligence, ou par prudence,</text:p>
      <text:p text:style-name="_3c_l_3e_">Ne m'en ont pas fait confidence.</text:p>
      <text:p text:style-name="_3c_l_3e_"/>
      <text:p text:style-name="_3c_l_3e_">Un Gentil-homme de Bayeux,</text:p>
      <text:p text:style-name="_3c_l_3e_">Extrait de fort nobles Ayeux,</text:p>
      <text:p text:style-name="_3c_l_3e_">Et de Race fort ancienne, </text:p>
      <text:p text:style-name="_3c_l_3e_">Qu'on nommoit Monsieur de Vienne,</text:p>
      <text:p text:style-name="_3c_l_3e_">Des erreurs de Calvin, coifé,</text:p>
      <text:p text:style-name="_3c_l_3e_">Et Huguenot franc et fiéfé,</text:p>
      <text:p text:style-name="_3c_l_3e_">Ayant dans toute sa jeunesse</text:p>
      <text:p text:style-name="_3c_l_3e_">Préféré le Prêche à la Messe,</text:p>
      <text:p text:style-name="_3c_l_3e_">Se sentant au lit atrapé,</text:p>
      <text:p text:style-name="_3c_l_3e_">Et de ce cruël mal frapé,</text:p>
      <text:p text:style-name="_3c_l_3e_">Qui tant de vizages dézole,</text:p>
      <text:p text:style-name="_3c_l_3e_">Qu'on apelle Plate-vérole,</text:p>
      <text:p text:style-name="_3c_l_3e_"><text:soft-page-break/>Publiquement, et non sous-main,</text:p>
      <text:p text:style-name="_3c_l_3e_">Se fit Catholique Romain.</text:p>
      <text:p text:style-name="_3c_l_3e_">Ses Parens, tous grands calvinistes,</text:p>
      <text:p text:style-name="_3c_l_3e_">De son beau dessein êtans trites,</text:p>
      <text:p text:style-name="_3c_l_3e_">Voulurent unanimement</text:p>
      <text:p text:style-name="_3c_l_3e_">Y métre de l'empêchement : </text:p>
      <text:p text:style-name="_3c_l_3e_">Mais leurs défenses furent vaines,</text:p>
      <text:p text:style-name="_3c_l_3e_">Ils y perdirent soins et peines,</text:p>
      <text:p text:style-name="_3c_l_3e_">Ce Fils abjura leur erreur, </text:p>
      <text:p text:style-name="_3c_l_3e_">Ce qui les mit presque en fureur,</text:p>
      <text:p text:style-name="_3c_l_3e_">L'un en murmure, l'autre en pleure :</text:p>
      <text:p text:style-name="_3c_l_3e_">Et luy, se sentant d'heure-en-heure, </text:p>
      <text:p text:style-name="_3c_l_3e_">Aprocher des derniers momens,</text:p>
      <text:p text:style-name="_3c_l_3e_">Il receut tous ses Sacremens, </text:p>
      <text:p text:style-name="_3c_l_3e_">Et fut mis (aprés la mort dure)</text:p>
      <text:p text:style-name="_3c_l_3e_">En honorable sépulture,</text:p>
      <text:p text:style-name="_3c_l_3e_">Avec des funébres honneurs </text:p>
      <text:p text:style-name="_3c_l_3e_">Qu'on ne fait qu'aux plus Grands Seigneurs</text:p>
      <text:p text:style-name="_3c_l_3e_">Tous les Prestres et tous les Moines, </text:p>
      <text:p text:style-name="_3c_l_3e_">Avec quantité de Chanoines,</text:p>
      <text:p text:style-name="_3c_l_3e_">En larmoyant, l'ayans conduit</text:p>
      <text:p text:style-name="_3c_l_3e_"><text:soft-page-break/>Au funeste et dernier réduit, </text:p>
      <text:p text:style-name="_3c_l_3e_">Ou nos corps ne sont plus que cendre :</text:p>
      <text:p text:style-name="_3c_l_3e_">Voila ce que je vien d'aprendre</text:p>
      <text:p text:style-name="_3c_l_3e_">(J'en puis jurer ma foy-de-Dieu)</text:p>
      <text:p text:style-name="_3c_l_3e_">D'un Billet venant de bon lieu,</text:p>
      <text:p text:style-name="_3c_l_3e_">Sçavoir d'un Prézident illustre,</text:p>
      <text:p text:style-name="_3c_l_3e_">Dont le Fils, dans un digne lustre,</text:p>
      <text:p text:style-name="_3c_l_3e_">Fils dévot et judicieux,</text:p>
      <text:p text:style-name="_3c_l_3e_">Est Evesque dudit Bayeux.</text:p>
      <text:p text:style-name="_3c_l_3e_"/>
      <text:p text:style-name="_3c_l_3e_">J'aysceu d'un nommé Maître Estienne</text:p>
      <text:p text:style-name="_3c_l_3e_">Que dans la Cité de Vienne,</text:p>
      <text:p text:style-name="_3c_l_3e_">Qui vaut cinq fois celle du Mans, </text:p>
      <text:p text:style-name="_3c_l_3e_">On a si peur des Otomans,</text:p>
      <text:p text:style-name="_3c_l_3e_">Que pluzieurs ont plié bagage</text:p>
      <text:p text:style-name="_3c_l_3e_">Pour ailleurs fixer leur ménage,</text:p>
      <text:p text:style-name="Text_20_body"/>
      <text:p text:style-name="Text_20_body"><text:span text:style-name="_3c_pb_3e_">161</text:span></text:p>
      <text:p text:style-name="P3">Quoy que l'on prenne des grands soins</text:p>
      <text:p text:style-name="P3">D’en fortifier tous les coins,</text:p>
      <text:p text:style-name="P3">Les Bastions et les Courtines ;</text:p>
      <text:p text:style-name="P3"><text:soft-page-break/>On y creuse des Contre-mines,</text:p>
      <text:p text:style-name="P3">On y fait des Canons si gros,</text:p>
      <text:p text:style-name="P3">Qu’un seul peut tuër dix Héros</text:p>
      <text:p text:style-name="P3">Avec boulet de cent livres;</text:p>
      <text:p text:style-name="P3">On y voiture bien des vivres,</text:p>
      <text:p text:style-name="P3">Tant pour hommes, que pour chevaux:</text:p>
      <text:p text:style-name="P3">De plus, outre tous ces travaux,</text:p>
      <text:p text:style-name="P3">On y met des Faux-bours par-terre,</text:p>
      <text:p text:style-name="P3">Qui ne sont pas bons pour la guerre.</text:p>
      <text:p text:style-name="P3">Enfin, si ladite Cité,</text:p>
      <text:p text:style-name="P3">Vers le Printemps, ou vers l'Eté,</text:p>
      <text:p text:style-name="P3">Etoit par lesdits Turcs bloquée,</text:p>
      <text:p text:style-name="P3">Enceinte, assaillie, ataquée,</text:p>
      <text:p text:style-name="P3"/>
      <text:p text:style-name="_3c_l_3e_">Messieurs les Généraux Hongrois</text:p>
      <text:p text:style-name="_3c_l_3e_">En feroient créver plus de trois :</text:p>
      <text:p text:style-name="_3c_l_3e_">Et si le Grand Seigneur aspire</text:p>
      <text:p text:style-name="_3c_l_3e_">A la conquête de l'Empire,</text:p>
      <text:p text:style-name="_3c_l_3e_">Selon l'atente et le dézir</text:p>
      <text:p text:style-name="_3c_l_3e_">De son fameux Premier Vizir,</text:p>
      <text:p text:style-name="_3c_l_3e_">Les Germains, les Auxiliaires,</text:p>
      <text:p text:style-name="_3c_l_3e_"><text:soft-page-break/>Etans contre iceux Aversaires<text:bookmark text:name="_GoBack"/></text:p>
      <text:p text:style-name="_3c_l_3e_">D'une juste ardeur embrazez,</text:p>
      <text:p text:style-name="_3c_l_3e_">N'auront pas lors les bras croizez.</text:p>
      <text:p text:style-name="_3c_l_3e_"/>
      <text:p text:style-name="P3">Comme icy nôtre Verve cesse,</text:p>
      <text:p text:style-name="P3">Je prens congé de <text:span text:style-name="_3c_persName_3e_">ma Princesse</text:span>.</text:p>
      <text:p text:style-name="P3"/>
      <text:p text:style-name="P3">Fait le <text:span text:style-name="_3c_date_3e_">jour de la Chandeleur</text:span>,</text:p>
      <text:p text:style-name="P3">Sentant aux dents quelque douleur.</text:p>
      <text:p text:style-name="P8"/>
      <text:p text:style-name="P8"/>
      <text:p text:style-name="Text_20_body">Les titres et corps de texte sont stylés à partir des styles par défaut du logiciel (Titre, Titre 1, Titre 2, Corps de Texte, etc.).</text:p>
      <text:p text:style-name="Text_20_body"/>
      <text:p text:style-name="P5">Les salutations</text:p>
      <text:p text:style-name="P4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P4"><text:span text:style-name="_3c_foreign_3e_"/></text:p>
      <text:p text:style-name="P4"><text:span text:style-name="_3c_name_3e_">Les noms de personnages</text:span></text:p>
      <text:p text:style-name="P4"><text:soft-page-break/><text:span text:style-name="_3c_name_3e_"/></text:p>
      <text:p text:style-name="P4"><text:span text:style-name="_3c_persName_3e_">Les noms de personnes réelles</text:span></text:p>
      <text:p text:style-name="P4"><text:span text:style-name="_3c_persName_3e_"/></text:p>
      <text:p text:style-name="P4"><text:span text:style-name="_3c_tech_3e_">Les techniques</text:span></text:p>
      <text:p text:style-name="P4"><text:span text:style-name="_3c_tech_3e_"/></text:p>
      <text:p text:style-name="P1">L’annonce de l’auteur ou de l’éditeur : « Par Barbier »</text:p>
      <text:p text:style-name="P1"><text:span text:style-name="_3c_foreign_3e_"/></text:p>
      <text:p text:style-name="Text_20_body"><text:span text:style-name="_3c_pb_3e_">Les numéros de page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1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591in" fo:margin-bottom="0.0591in" loext:contextual-spacing="false" fo:line-height="115%" fo:text-align="justify" style:justify-single-word="false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F1" style:font-family-complex="F" style:font-family-generic-complex="system" style:font-pitch-complex="variable" style:font-size-complex="12pt" fo:hyphenate="false" fo:hyphenation-remain-char-count="2" fo:hyphenation-push-char-count="2"/>
    </style:style>
    <style:style style:name="_3c_salute_3e_" style:display-name="&lt;salute&gt;" style:family="paragraph" style:parent-style-name="Standard" style:next-style-name="Text_20_body" style:default-outline-level="">
      <style:paragraph-properties fo:margin-top="0.3937in" fo:margin-bottom="0.3937in" loext:contextual-spacing="false" fo:line-height="100%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fo:margin-top="0in" fo:margin-bottom="0in" loext:contextual-spacing="false" fo:line-height="100%" fo:text-align="end" style:justify-single-word="false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l_3e_" style:display-name="&lt;l&gt;" style:family="paragraph" style:parent-style-name="Standard" style:default-outline-level="">
      <style:paragraph-properties fo:margin-top="0in" fo:margin-bottom="0in" loext:contextual-spacing="false" fo:line-height="100%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family="'Arial, sans-serif'" style:font-family-generic="roman" style:font-pitch="variable" fo:font-size="11pt" style:font-size-asian="11pt" fo:background-color="#ffffff"/>
    </style:style>
    <style:style style:name="_3c_persName_3e_" style:display-name="&lt;persName&gt;" style:family="text">
      <style:text-properties style:use-window-font-color="true" loext:padding="0.0138in" loext:border="0.26pt solid #81d41a" fo:background-color="#ffff00"/>
    </style:style>
    <style:style style:name="_3c_placeName_3e_" style:display-name="&lt;placeName&gt;" style:family="text">
      <style:text-properties loext:padding="0.0138in" loext:border="0.26pt solid #ffaa95" fo:background-color="#ff0000"/>
    </style:style>
    <style:style style:name="_3c_name_3e_" style:display-name="&lt;name&gt;" style:family="text">
      <style:text-properties loext:padding="0.0138in" loext:border="0.26pt solid #b4c7dc" fo:background-color="#0000ff"/>
    </style:style>
    <style:style style:name="_3c_tech_3e_" style:display-name="&lt;tech&gt;" style:family="text">
      <style:text-properties loext:padding="0.0138in" loext:border="0.26pt solid #ffe994"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>
      <style:text-properties loext:padding="0in" loext:border="0.51pt solid #7030a0"/>
    </style:style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Windows User</meta:initial-creator>
    <dc:creator>Windows User</dc:creator>
    <meta:editing-cycles>6</meta:editing-cycles>
    <meta:creation-date>2020-02-10T14:45:00</meta:creation-date>
    <dc:date>2020-02-12T14:27:00</dc:date>
    <meta:editing-duration>PT34M</meta:editing-duration>
    <meta:generator>LibreOffice/6.3.4.2$Linux_X86_64 LibreOffice_project/60da17e045e08f1793c57c00ba83cdfce946d0aa</meta:generator>
    <meta:document-statistic meta:table-count="0" meta:image-count="0" meta:object-count="0" meta:page-count="15" meta:paragraph-count="270" meta:word-count="1461" meta:character-count="8294" meta:non-whitespace-character-count="70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